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officeooo:rsid="001310ec" officeooo:paragraph-rsid="001310ec" style:font-size-asian="14pt" style:font-size-complex="14pt"/>
    </style:style>
    <style:style style:name="P2" style:family="paragraph" style:parent-style-name="Standard">
      <style:paragraph-properties fo:line-height="150%" fo:text-align="justify" style:justify-single-word="false"/>
      <style:text-properties fo:font-size="14pt" officeooo:rsid="001310ec" officeooo:paragraph-rsid="001310ec" style:font-size-asian="14pt" style:font-size-complex="14pt"/>
    </style:style>
    <style:style style:name="T1" style:family="text">
      <style:text-properties officeooo:rsid="00138cb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BSTRACT</text:p>
      <text:p text:style-name="P1"/>
      <text:p text:style-name="P2">With a personalised and social reading experience in mind, this book review and recommendation website aims to immerse readers in an interactive and engaging atmosphere. Users can post in-depth book reviews, follow other users who share their interests, and establish elaborate profiles where they disclose their reading habits. Users can find new books to read based on vetted suggestions and individualised recommendations based on the platform, which facilitates the exchange of personalised book recommendations.</text:p>
      <text:p text:style-name="P2">A notification page on the website informs users of new book releases, and it also provides a lively reading community. As soon as a new title is released, information about it is updated on this page, along with information about where to buy it or access it online. When new releases or impending bestsellers are released, users will be informed in a timely manner so they never miss out.</text:p>
      <text:p text:style-name="P2">The platform changes how users find and interact with literature by fusing social engagement, personalised book suggestions, and an effective notification system for new book availability. It provides a smooth reading experience for both devoted readers eager to keep up with the newest developments in the literary world and casual readers searching for the next big boo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6T23:12:57.895488494</meta:creation-date>
    <dc:date>2024-10-03T00:51:39.558185058</dc:date>
    <meta:editing-duration>PT4M54S</meta:editing-duration>
    <meta:editing-cycles>2</meta:editing-cycles>
    <meta:generator>LibreOffice/7.3.7.2$Linux_X86_64 LibreOffice_project/30$Build-2</meta:generator>
    <meta:document-statistic meta:table-count="0" meta:image-count="0" meta:object-count="0" meta:page-count="1" meta:paragraph-count="4" meta:word-count="201" meta:character-count="1287" meta:non-whitespace-character-count="1090"/>
  </office:meta>
</office:document-meta>
</file>